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MapperException.InitMapper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MapperException.InitMapper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MapperException.InitMapp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